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Times New Roman" fo:font-weight="bold" officeooo:paragraph-rsid="001cae81" style:font-weight-asian="bold"/>
    </style:style>
    <style:style style:name="P2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Times New Roman" fo:font-weight="bold" officeooo:paragraph-rsid="0036c5d2" style:font-weight-asian="bold"/>
    </style:style>
    <style:style style:name="P3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fo:font-weight="normal" officeooo:paragraph-rsid="001eab4a" style:font-weight-asian="normal" style:font-weight-complex="normal"/>
    </style:style>
    <style:style style:name="P4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Times New Roman" fo:font-weight="normal" officeooo:paragraph-rsid="001cae81" style:font-weight-asian="normal" style:font-weight-complex="normal"/>
    </style:style>
    <style:style style:name="P5" style:family="paragraph" style:parent-style-name="Standard">
      <style:paragraph-properties fo:margin-left="0cm" fo:margin-right="0cm" fo:margin-top="0.423cm" fo:margin-bottom="0.423cm" loext:contextual-spacing="false" fo:line-height="100%" fo:text-indent="0cm" style:auto-text-indent="false"/>
      <style:text-properties style:font-name="Times New Roman" fo:font-weight="normal" officeooo:rsid="0036c5d2" officeooo:paragraph-rsid="0036c5d2" fo:background-color="#ffff00" style:font-weight-asian="normal" style:font-weight-complex="normal"/>
    </style:style>
    <style:style style:name="P6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officeooo:paragraph-rsid="00201e39"/>
    </style:style>
    <style:style style:name="P7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officeooo:paragraph-rsid="0028635b"/>
    </style:style>
    <style:style style:name="P8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officeooo:paragraph-rsid="0028f6ec"/>
    </style:style>
    <style:style style:name="P9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style:font-name="Times New Roman" officeooo:paragraph-rsid="00324a71"/>
    </style:style>
    <style:style style:name="P10" style:family="paragraph" style:parent-style-name="Standard">
      <style:paragraph-properties fo:margin-left="0cm" fo:margin-right="0cm" fo:margin-top="0.423cm" fo:margin-bottom="0.423cm" loext:contextual-spacing="false" fo:line-height="150%" fo:text-align="justify" style:justify-single-word="false" fo:text-indent="0cm" style:auto-text-indent="false"/>
      <style:text-properties officeooo:paragraph-rsid="00324a71"/>
    </style:style>
    <style:style style:name="P11" style:family="paragraph" style:parent-style-name="Standard">
      <style:paragraph-properties fo:margin-left="0.635cm" fo:margin-right="0cm" fo:margin-top="0.423cm" fo:margin-bottom="0.423cm" loext:contextual-spacing="false" fo:line-height="100%" fo:text-indent="0cm" style:auto-text-indent="false"/>
      <style:text-properties style:font-name="Times New Roman" fo:font-weight="bold" officeooo:paragraph-rsid="001cae81" style:font-weight-asian="bold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text-properties style:font-name="Times New Roman" officeooo:rsid="0038c77b" officeooo:paragraph-rsid="0038c77b"/>
    </style:style>
    <style:style style:name="P14" style:family="paragraph" style:parent-style-name="Table_20_Contents">
      <style:text-properties style:font-name="Times New Roman" fo:font-weight="bold" officeooo:rsid="0038c77b" officeooo:paragraph-rsid="0038c77b" style:font-weight-asian="bold" style:font-weight-complex="bold"/>
    </style:style>
    <style:style style:name="P15" style:family="paragraph" style:parent-style-name="Table_20_Contents">
      <style:text-properties style:font-name="Times New Roman" fo:font-weight="bold" officeooo:rsid="0038a4b3" officeooo:paragraph-rsid="0038a4b3" style:font-weight-asian="bold" style:font-weight-complex="bold"/>
    </style:style>
    <style:style style:name="T1" style:family="text">
      <style:text-properties officeooo:rsid="001d5fb5"/>
    </style:style>
    <style:style style:name="T2" style:family="text">
      <style:text-properties officeooo:rsid="001eab4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ab4a" style:font-weight-asian="normal" style:font-weight-complex="normal"/>
    </style:style>
    <style:style style:name="T5" style:family="text">
      <style:text-properties fo:font-weight="normal" officeooo:rsid="001eee9d" style:font-weight-asian="normal" style:font-weight-complex="normal"/>
    </style:style>
    <style:style style:name="T6" style:family="text">
      <style:text-properties fo:font-weight="normal" officeooo:rsid="00201e39" style:font-weight-asian="normal" style:font-weight-complex="normal"/>
    </style:style>
    <style:style style:name="T7" style:family="text">
      <style:text-properties fo:font-weight="normal" officeooo:rsid="0022153e" style:font-weight-asian="normal" style:font-weight-complex="normal"/>
    </style:style>
    <style:style style:name="T8" style:family="text">
      <style:text-properties fo:font-weight="normal" officeooo:rsid="002693b0" style:font-weight-asian="normal" style:font-weight-complex="normal"/>
    </style:style>
    <style:style style:name="T9" style:family="text">
      <style:text-properties fo:font-weight="normal" officeooo:rsid="0028635b" style:font-weight-asian="normal" style:font-weight-complex="normal"/>
    </style:style>
    <style:style style:name="T10" style:family="text">
      <style:text-properties fo:font-weight="normal" officeooo:rsid="0028f6ec" style:font-weight-asian="normal" style:font-weight-complex="normal"/>
    </style:style>
    <style:style style:name="T11" style:family="text">
      <style:text-properties fo:font-weight="normal" officeooo:rsid="002be7b9" style:font-weight-asian="normal" style:font-weight-complex="normal"/>
    </style:style>
    <style:style style:name="T12" style:family="text">
      <style:text-properties fo:font-weight="normal" officeooo:rsid="002cb89f" fo:background-color="#ffff00" loext:char-shading-value="0" style:font-weight-asian="normal" style:font-weight-complex="normal"/>
    </style:style>
    <style:style style:name="T13" style:family="text">
      <style:text-properties fo:font-weight="normal" officeooo:rsid="0038c77b" fo:background-color="#ffff00" loext:char-shading-value="0" style:font-weight-asian="normal" style:font-weight-complex="normal"/>
    </style:style>
    <style:style style:name="T14" style:family="text">
      <style:text-properties fo:font-weight="normal" officeooo:rsid="0028635b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28f6ec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aabea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be7b9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cb89f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e9624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3074db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24a71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e877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34e357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38a4b3" fo:background-color="transparent" loext:char-shading-value="0" style:font-weight-asian="normal" style:font-weight-complex="normal"/>
    </style:style>
    <style:style style:name="T25" style:family="text">
      <style:text-properties officeooo:rsid="001eee9d"/>
    </style:style>
    <style:style style:name="T26" style:family="text">
      <style:text-properties fo:font-style="italic" fo:font-weight="normal" officeooo:rsid="0028635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8f6ec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officeooo:rsid="0034e357"/>
    </style:style>
    <style:style style:name="T29" style:family="text">
      <style:text-properties officeooo:rsid="0038c77b"/>
    </style:style>
    <style:style style:name="T30" style:family="text">
      <style:text-properties style:font-name="Times New Roman" fo:font-weight="normal" officeooo:rsid="002cb89f" fo:background-color="transparent" loext:char-shading-value="0" style:font-weight-asian="normal" style:font-weight-complex="normal"/>
    </style:style>
    <style:style style:name="T31" style:family="text">
      <style:text-properties style:font-name="Times New Roman" fo:font-weight="normal" officeooo:rsid="00324a71" fo:background-color="transparent" loext:char-shading-value="0" style:font-weight-asian="normal" style:font-weight-complex="normal"/>
    </style:style>
    <style:style style:name="T32" style:family="text">
      <style:text-properties style:font-name="Times New Roman" fo:font-weight="normal" officeooo:rsid="0032e877" fo:background-color="transparent" loext:char-shading-value="0" style:font-weight-asian="normal" style:font-weight-complex="normal"/>
    </style:style>
    <style:style style:name="T33" style:family="text">
      <style:text-properties style:font-name="Times New Roman" fo:font-weight="normal" officeooo:rsid="0038a4b3" fo:background-color="transparent" loext:char-shading-value="0" style:font-weight-asian="normal" style:font-weight-complex="normal"/>
    </style:style>
    <style:style style:name="T34" style:family="text">
      <style:text-properties style:font-name="Times New Roman" fo:font-weight="normal" officeooo:rsid="0034e357" fo:background-color="transparent" loext:char-shading-value="0" style:font-weight-asian="normal" style:font-weight-complex="normal"/>
    </style:style>
    <style:style style:name="T35" style:family="text">
      <style:text-properties style:font-name="Times New Roman" fo:font-weight="normal" officeooo:rsid="002cb89f" fo:background-color="#ffff00" loext:char-shading-value="0" style:font-weight-asian="normal" style:font-weight-complex="normal"/>
    </style:style>
    <style:style style:name="T36" style:family="text">
      <style:text-properties style:font-name="Times New Roman" fo:font-weight="normal" officeooo:rsid="0038c77b" fo:background-color="#ffff00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</text:p>
      <text:p text:style-name="P11"/>
      <text:p text:style-name="P1">Caracterização dos dados</text:p>
      <text:p text:style-name="P3"><text:span text:style-name="T1">O conjunto de dados utilizado neste trabalho está relacionado ao corpus SICK-BR </text:span><text:span text:style-name="T2">em português brasileiro, </text:span><text:span text:style-name="T1">adapta</text:span><text:span text:style-name="T2">do</text:span><text:span text:style-name="T1"> do SICK original </text:span><text:span text:style-name="T2">em inglês </text:span><text:span text:style-name="T1">que possui </text:span><text:span text:style-name="T2">relações de inferência entre sentenças. O SICK-BR é composto de 10.000 pares de sentenças classificadas conforme a relação de inferência entre as frases: neutr</text:span><text:span text:style-name="T25">a</text:span><text:span text:style-name="T2">, implica ou contradiz.</text:span></text:p>
      <text:p text:style-name="P6"><text:span text:style-name="T4">I</text:span><text:span text:style-name="T5">nicialmente foram disponibilizados 8.840 exemplos </text:span><text:span text:style-name="T9">rotulados</text:span><text:span text:style-name="T5"> para treinamento e teste do modelo de classificação com as seguintes features: p</text:span><text:span text:style-name="T4">air_ID </text:span><text:span text:style-name="T5">(identificação do par de frases)</text:span><text:span text:style-name="T4">, </text:span><text:span text:style-name="T5">s</text:span><text:span text:style-name="T4">entence_A </text:span><text:span text:style-name="T5">(texto da sentença A em português)</text:span><text:span text:style-name="T4">, sentence_B </text:span><text:span text:style-name="T5">(texto da sentença B em português)</text:span><text:span text:style-name="T4">, entailment_label </text:span><text:span text:style-name="T6">(anotação da relação de inferência entre o par de frases)</text:span><text:span text:style-name="T4">, relatedness_score </text:span><text:span text:style-name="T6">(taxa de similaridade entre as frases)</text:span><text:span text:style-name="T4">, entailment_AB </text:span><text:span text:style-name="T6">(relação de inferência conforme a ordem das frases A e B)</text:span><text:span text:style-name="T4">, entailment_BA </text:span><text:span text:style-name="T6">(relação de inferência conforme a ordem das frases B e A)</text:span><text:span text:style-name="T4">, sentence_A_original </text:span><text:span text:style-name="T6">(texto da sentença A original em inglês)</text:span><text:span text:style-name="T4">, sentence_B_original </text:span><text:span text:style-name="T6">(texto da sentença B original em inglês)</text:span><text:span text:style-name="T4">, sentence_A_dataset </text:span><text:span text:style-name="T6">(fonte da sentença A)</text:span><text:span text:style-name="T4">, sentence_B_dataset </text:span><text:span text:style-name="T6">(fonte da sentença B).</text:span></text:p>
      <text:p text:style-name="P1">Método</text:p>
      <text:p text:style-name="P7"><text:span text:style-name="T3">O método descrito a seguir trata-se de uma pesquisa empírica de natureza exploratória </text:span><text:span text:style-name="T9">utilizado <text:s/>no</text:span><text:span text:style-name="T3"> </text:span><text:span text:style-name="T9">treinamento do</text:span><text:span text:style-name="T7"> modelo de classificação que permit</text:span><text:span text:style-name="T9">e</text:span><text:span text:style-name="T7"> inferir a relação entre duas sentenças.</text:span><text:span text:style-name="T3"> </text:span><text:span text:style-name="T8">Seguindo </text:span><text:span text:style-name="T9">a</text:span><text:span text:style-name="T8"> ordem de entrega </text:span><text:span text:style-name="T9">dos produtos e utilizando a linguagem de programação Python 3, o</text:span><text:span text:style-name="T7"> processo de treinamento e teste do modelo teve as seguintes fases: </text:span><text:span text:style-name="T9">pré-processamento, </text:span><text:span text:style-name="T26">feature extraction</text:span><text:span text:style-name="T9">, vetorização, treinamento e avaliação dos resultados com dados novos.</text:span></text:p>
      <text:p text:style-name="P8"><text:span text:style-name="T9">Na primeira etapa, os dados foram extraídos do arquivo fornecido em formato CSV </text:span><text:span text:style-name="T10">e em seguida foi realizada a normalização dos textos dos campos “</text:span><text:span text:style-name="T5">s</text:span><text:span text:style-name="T4">entence_A” </text:span><text:span text:style-name="T10">e “</text:span><text:span text:style-name="T5">s</text:span><text:span text:style-name="T4">entence_</text:span><text:span text:style-name="T10">B” com as seguintes </text:span><text:span text:style-name="T11">atividade</text:span><text:span text:style-name="T10">: remoção de quebra de linhas de aspas e apóstrofes; e a substituição de tabulações e espaços duplos por um espaço em branco.</text:span></text:p>
      <text:p text:style-name="P8"><text:soft-page-break/><text:span text:style-name="T14">A </text:span><text:span text:style-name="T15">fase seguinte, denominada de </text:span><text:span text:style-name="T27">feature extraction</text:span><text:span text:style-name="T15"> ou extração de <text:s/></text:span><text:span text:style-name="T16">características, compreendeu a análise morfológica e sintática das palavras por meio <text:s/></text:span><text:span text:style-name="T17">das tarefas de stemização, lematização, POS Tagger e reconhecimento de entidades nomeadas.</text:span></text:p>
      <text:p text:style-name="P9"><text:span text:style-name="T17">N</text:span><text:span text:style-name="T18">a fase de vetorização </text:span><text:span text:style-name="T19">foi utilizad</text:span><text:span text:style-name="T20">a a abordagem TF-IDF que considera a relevância da palavra no texto, complementado com a representação distribuída </text:span><text:span text:style-name="T21">BERT </text:span><text:span text:style-name="T20">que melhor caracteriza </text:span><text:span text:style-name="T21">o sentido das palavras nos seus diversos contextos. Nesta etapa, os dados das sentenças normalizadas junto com os dados produzidos nas tarefas de a</text:span><text:span text:style-name="T16">nálise morfológica e sintática </text:span><text:span text:style-name="T21">da</text:span><text:span text:style-name="T22">s</text:span><text:span text:style-name="T21"> fase</text:span><text:span text:style-name="T22">s</text:span><text:span text:style-name="T21"> anterior</text:span><text:span text:style-name="T22">es</text:span><text:span text:style-name="T21"> foram transformados em uma matriz </text:span><text:span text:style-name="T22">de números multidimensional, de forma que os algoritmos de Aprendizagem de Máquina possam processá-los.</text:span></text:p>
      <text:p text:style-name="P10"><text:span text:style-name="T30">A </text:span><text:span text:style-name="T31">última etapa </text:span><text:span text:style-name="T30">caracterizou-se pela </text:span><text:span text:style-name="T32">seleção </text:span><text:span text:style-name="T30">dos algoritmos, </text:span><text:span text:style-name="T32">implementação e refinamento dos </text:span><text:span text:style-name="T33">parâmetros dos</text:span><text:span text:style-name="T32"> modelo</text:span><text:span text:style-name="T33">s</text:span><text:span text:style-name="T32"> </text:span><text:span text:style-name="T34">para obter uma</text:span><text:span text:style-name="T32"> melhor performance. </text:span><text:span text:style-name="T35">Foram executados diversos cenários de experimentação utilizando os modelos de algoritmos </text:span><text:span text:style-name="T36">Random Forest e Rede Neural</text:span><text:span text:style-name="T35">. </text:span></text:p>
      <text:p text:style-name="P1">Resultado</text:p>
      <text:p text:style-name="P5">Tabela: </text:p>
      <table:table table:name="Tabela1" table:style-name="Tabela1">
        <table:table-column table:style-name="Tabela1.A" table:number-columns-repeated="3"/>
        <table:table-row table:style-name="TableLine2329160935344">
          <table:table-cell table:style-name="Tabela1.A1" office:value-type="string">
            <text:p text:style-name="P14">Modelo</text:p>
          </table:table-cell>
          <table:table-cell table:style-name="Tabela1.A1" office:value-type="string">
            <text:p text:style-name="P15">Precisão</text:p>
          </table:table-cell>
          <table:table-cell table:style-name="Tabela1.A1" office:value-type="string">
            <text:p text:style-name="P15">Cobertura</text:p>
          </table:table-cell>
        </table:table-row>
        <table:table-row table:style-name="TableLine2329160935344">
          <table:table-cell table:style-name="Tabela1.A1" office:value-type="string">
            <text:p text:style-name="P13">Random Forest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leLine2329160935344">
          <table:table-cell table:style-name="Tabela1.A1" office:value-type="string">
            <text:p text:style-name="P13">LSTM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</table:table>
      <text:p text:style-name="P2"/>
      <text:p text:style-name="P1">Conclusão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1T13:52:47.959645562</meta:creation-date>
    <meta:generator>LibreOffice/6.4.7.2$Windows_X86_64 LibreOffice_project/639b8ac485750d5696d7590a72ef1b496725cfb5</meta:generator>
    <dc:date>2021-07-12T10:07:14.933000000</dc:date>
    <meta:editing-duration>PT59M19S</meta:editing-duration>
    <meta:editing-cycles>13</meta:editing-cycles>
    <meta:document-statistic meta:table-count="1" meta:image-count="0" meta:object-count="0" meta:page-count="2" meta:paragraph-count="18" meta:word-count="434" meta:character-count="3009" meta:non-whitespace-character-count="2588"/>
  </office:meta>
</office:document-meta>
</file>